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1184" calcext:value-type="float">
            <text:p>69.6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6968" calcext:value-type="float">
            <text:p>69.4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484" calcext:value-type="float">
            <text:p>69.2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0488" calcext:value-type="float">
            <text:p>67.1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3392" calcext:value-type="float">
            <text:p>66.7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5472" calcext:value-type="float">
            <text:p>64.3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0808" calcext:value-type="float">
            <text:p>62.0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5472" calcext:value-type="float">
            <text:p>60.5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3704" calcext:value-type="float">
            <text:p>59.3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6736" calcext:value-type="float">
            <text:p>58.4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0616" calcext:value-type="float">
            <text:p>51.4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5548" calcext:value-type="float">
            <text:p>47.6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0352" calcext:value-type="float">
            <text:p>42.4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7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5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4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1102</text:p>
          </table:table-cell>
          <table:table-cell office:value-type="string" calcext:value-type="string">
            <text:p>TWDB:1151102</text:p>
          </table:table-cell>
          <table:table-cell office:value-type="string" calcext:value-type="string">
            <text:p>193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2" meta:object-count="0"/>
    <meta:user-defined meta:name="AppVersion">3.0</meta:user-defined>
  </office:meta>
</office:document-meta>
</file>